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fo:background-color="#1f1f1f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<text:soft-page-break/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><text:soft-page-break/></text:p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2"><text:span text:style-name="T2"/></text:p>
      <text:p text:style-name="P2"><text:span text:style-name="T2">Formulaire de contact HTML/CSS :</text:span></text:p>
      <text:p text:style-name="P2"><text:span text:style-name="T2"/></text:p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><text:soft-page-break/></text:p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<text:soft-page-break/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><text:soft-page-break/></text:p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<text:soft-page-break/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2"><text:span text:style-name="T2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11T02:54:18.83</dc:date>
    <dc:creator>Jean-Claude MINOT</dc:creator>
    <meta:editing-duration>P1DT6H18M24S</meta:editing-duration>
    <meta:editing-cycles>18</meta:editing-cycles>
    <meta:generator>OpenOffice/4.1.9$Win32 OpenOffice.org_project/419m1$Build-9805</meta:generator>
    <meta:document-statistic meta:table-count="0" meta:image-count="0" meta:object-count="0" meta:page-count="7" meta:paragraph-count="263" meta:word-count="804" meta:character-count="7949"/>
  </office:meta>
</office:document-meta>
</file>